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_monopo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2OM</text:p>
          </table:table-cell>
          <table:table-cell table:style-name="ce1" office:value-type="string" calcext:value-type="string">
            <text:p>Killing tests size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FOM1</text:p>
          </table:table-cell>
          <table:table-cell table:style-name="ce1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2,31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,40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,408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,425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,834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,31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40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408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425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834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3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3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3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3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3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8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8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1,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3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,3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,3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,4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5,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3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3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6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6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7,3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3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3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3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7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7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8,3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3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8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8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,3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29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0,3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0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0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1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1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1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2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2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3,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4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4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6,3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6,4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,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2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12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9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44,53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,72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4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53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53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5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5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53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53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53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72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6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6,92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09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12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16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20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24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28]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,11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,355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67,11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355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77,113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,355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78,429]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79,47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0,47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3,477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87,24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,33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,34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,341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,34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,34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8,35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36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,36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3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36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9,8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8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8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8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,85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87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91,48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8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91,49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49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5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2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9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1,63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3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5,96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95,98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95,100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102,10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2,10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2,10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2,4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3,4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5,4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7,4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8,4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9,1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9,11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9,11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13,355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122,12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2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2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4,56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67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7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4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4,6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6,199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6,205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8,198]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8,204]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1,7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1,7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1,76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4,148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4,16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7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7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5,76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5,1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5,16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6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5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6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5,167]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5,170]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7,1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0,1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76,182]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82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2]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8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2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3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4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6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9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198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2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3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4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6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59]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549]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[186,776]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[192,550]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[193,198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202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203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204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3,206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198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2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3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4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6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4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6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198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2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3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4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6]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8,202]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8,203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8,204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8,205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8,206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04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05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4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5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,204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,205]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06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06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206]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7,212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12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0,212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8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8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8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9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7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9,234]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8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3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48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3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47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48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49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8,253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0,33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0,34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0,341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0,34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0,34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41,756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2,861]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7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9,252]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56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5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6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5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6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7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67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26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5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6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7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8,67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5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5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5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6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7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1,67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861]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4,86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5,270]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7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7,270]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3,795]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3,286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3,29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3,30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286,298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08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7,291]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7,294]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7,295]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298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08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90,30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90,3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90,3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90,3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90,3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90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0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0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6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0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0,3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0,3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1,3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3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0,31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11,407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408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425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834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312,315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16,32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6,326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9,3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21,324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328,33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8,33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8,33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8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8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8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8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9,33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9,33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9,33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29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9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9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9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0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4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4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4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4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5,81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5,81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5,81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5,82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9,34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40,34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41,34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3,3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8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8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8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8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3,85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6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7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8,3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6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7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9,3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1,36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6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6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6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6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7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2,37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8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85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8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8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4,85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6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6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6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7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5,37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6,3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6,3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6,38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6,3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7,3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2,83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97,4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8,4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9,4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0,4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09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13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425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7,834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09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13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425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8,834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2,422]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8,4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5,834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4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7,45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4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9,4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4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5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5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3,45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4,4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4,459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5,45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6,459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46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1,46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1,46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1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1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2,46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2,46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2,46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2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2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3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3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5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5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6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7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7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8,7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7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79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69,47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2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3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0,48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5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1,486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86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8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8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9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5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2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63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8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49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5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2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9,63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0,63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2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3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3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4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4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4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5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5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5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5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5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49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6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49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0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7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49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8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49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0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0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5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5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0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6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0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7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0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8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8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0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0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1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16]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515,518]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515,5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0]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515,61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3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2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2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2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3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3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63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794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3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2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2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2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3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3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63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794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3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2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2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2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3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3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63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8,794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09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51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3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2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2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2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3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3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63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794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0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3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8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19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2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2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26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27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31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34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635]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794]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39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40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42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56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772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3,53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3,5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3,5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4,5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7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6,5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9,556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39,772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0,556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40,772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2,556]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42,772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6,548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46,773]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48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1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2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3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5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7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58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1]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2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3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5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7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8,558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9,772]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9,776]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1,553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1,555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1,557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2,553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2,555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2,556]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2,557]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[556,772]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6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6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6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6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67,56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7,57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7,57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67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7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68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0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0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1,57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7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7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8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5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59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60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1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2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2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3,57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7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8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3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5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8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5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5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5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5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6,5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58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6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7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8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7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7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7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7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78,58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8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8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8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8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8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78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0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0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0,5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0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0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0,593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0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0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0,60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0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0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1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1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1,5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1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1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1,593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1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1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1,60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1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1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3,58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3,58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3,5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3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3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3,593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3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3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3,60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3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3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6,5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6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6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6,5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5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6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7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7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7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7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7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9,59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9,59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9,59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59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589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9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0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0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2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2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3,59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59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59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60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3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4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4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4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4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4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4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5,59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5,59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5,59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5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5,60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5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6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6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7,60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7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8,60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8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01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02,60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09,61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0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0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0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1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1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1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5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5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1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1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19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6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6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6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6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6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1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7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7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7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7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7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7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1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8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8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8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8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8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8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0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9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9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9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1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2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3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0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0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0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2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1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1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1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2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2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2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24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3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3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3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2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26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27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4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4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26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5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5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5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5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2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6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6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6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28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7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7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7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7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29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0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1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8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8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8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0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9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29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9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1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0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0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0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1,632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1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1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1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1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1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1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2,633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2,634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2,635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2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2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2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3,634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3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3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3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3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4,635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4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4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4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5,636]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[635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5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37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6,638]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7,638]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76]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7,653]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7,654]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8,653]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8,654]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3]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9,654]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3]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0,654]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1,674]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3,674]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5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6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6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8,66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8,66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8,66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8,66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9,66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9,665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9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9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2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3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4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7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5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6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6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6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7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6,67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7,67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8,67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9,67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1,67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8,835]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0,690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4,689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5,689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6,689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3,706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3,70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3,70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5,7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5,7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697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698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699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702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70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6,704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7,70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7,703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7,704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8,70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8,703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8,704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9,70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9,703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99,704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2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26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2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1,72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3,7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3,7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4,720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4,72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4,72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5,72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6,72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7,72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7,721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7,722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7,724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0,7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1,7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2,724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5,72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6,72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7,72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2,74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4,74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3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3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3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5,74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6,74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7,74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8,74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5,76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5,778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5,779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5,781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5,783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5,784]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8,779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778,781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778,783]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786,7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86,79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86,79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87,78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87,79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87,79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97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7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7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7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7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7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98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8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799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9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9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9,80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9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99,80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01,80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1,80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1,80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6,80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1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4,8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5,8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5,8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5,8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5,8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6,8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7,8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8,8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7,83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aching_monopoly.A1:reaching_monopoly.E332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17:55.50771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3T15:19:49.167458071</dc:date>
    <meta:editing-duration>PT13M51S</meta:editing-duration>
    <meta:editing-cycles>6</meta:editing-cycles>
    <meta:document-statistic meta:table-count="1" meta:cell-count="16625" meta:object-count="0"/>
  </office:meta>
</office:document-meta>
</file>